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3" office:value-type="string" calcext:value-type="string">
            <text:p>ReadingQuiz10</text:p>
          </table:table-cell>
          <table:table-cell table:style-name="ce3" office:value-type="string" calcext:value-type="string">
            <text:p>ReadingQuiz11</text:p>
          </table:table-cell>
          <table:table-cell table:style-name="ce3" office:value-type="string" calcext:value-type="string">
            <text:p>Midterm3</text:p>
          </table:table-cell>
          <table:table-cell table:style-name="ce5" table:number-columns-repeated="8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9.5/28" office:value-type="float" office:value="0.696428571428571" calcext:value-type="float">
            <text:p>0.69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4" office:value-type="float" office:value="0.75" calcext:value-type="float">
            <text:p>0.75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2/28" office:value-type="float" office:value="0.785714285714286" calcext:value-type="float">
            <text:p>0.78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4" office:value-type="float" office:value="1.02083333333333" calcext:value-type="float">
            <text:p>1.0208333333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/28" office:value-type="float" office:value="0.964285714285714" calcext:value-type="float">
            <text:p>0.964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.5/25" office:value-type="float" office:value="0.94" calcext:value-type="float">
            <text:p>0.9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/28" office:value-type="float" office:value="0.928571428571429" calcext:value-type="float">
            <text:p>0.928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1.5/28" office:value-type="float" office:value="0.767857142857143" calcext:value-type="float">
            <text:p>0.767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4" office:value-type="float" office:value="1.04166666666667" calcext:value-type="float">
            <text:p>1.0416666667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8/28" office:value-type="float" office:value="0.642857142857143" calcext:value-type="float">
            <text:p>0.64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/28" office:value-type="float" office:value="0.821428571428571" calcext:value-type="float">
            <text:p>0.821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9/28" office:value-type="float" office:value="1.03571428571429" calcext:value-type="float">
            <text:p>1.03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5.5/28" office:value-type="float" office:value="0.553571428571429" calcext:value-type="float">
            <text:p>0.553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18/27" office:value-type="float" office:value="0.666666666666667" calcext:value-type="float">
            <text:p>0.6666666667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8" office:value-type="float" office:value="0.839285714285714" calcext:value-type="float">
            <text:p>0.839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.5/28" office:value-type="float" office:value="0.946428571428571" calcext:value-type="float">
            <text:p>0.94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/>
          <table:table-cell table:number-columns-repeated="7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/00/0000</text:date>, <text:time style:data-style-name="N2" text:time-value="14:50:52.820302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2-06T14:51:10.324856643</dc:date>
    <meta:editing-duration>P1DT11H3M38S</meta:editing-duration>
    <meta:editing-cycles>146</meta:editing-cycles>
    <meta:generator>LibreOffice/5.1.6.2$Linux_X86_64 LibreOffice_project/10m0$Build-2</meta:generator>
    <meta:document-statistic meta:table-count="1" meta:cell-count="570" meta:object-count="0"/>
  </office:meta>
</office:document-meta>
</file>